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d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enotyp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34" calcext:value-type="float">
            <text:p>0.034</text:p>
          </table:table-cell>
        </table:table-row>
      </table:table>
      <table:table table:name="zs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enotyp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utant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84" calcext:value-type="float">
            <text:p>0.0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0:57:15.746877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5:53:34.710476975</meta:creation-date>
    <dc:date>2021-04-09T10:59:42.080459055</dc:date>
    <meta:editing-duration>PT1H7M14S</meta:editing-duration>
    <meta:editing-cycles>11</meta:editing-cycles>
    <meta:generator>LibreOffice/6.4.6.2$Linux_X86_64 LibreOffice_project/40$Build-2</meta:generator>
    <meta:document-statistic meta:table-count="2" meta:cell-count="694" meta:object-count="0"/>
  </office:meta>
</office:document-meta>
</file>